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67mm"/>
    </style:style>
    <style:style style:name="co2" style:family="table-column">
      <style:table-column-properties fo:break-before="auto" style:column-width="14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le" table:style-name="ta1">
        <table:shapes>
          <draw:frame draw:z-index="0" draw:style-name="gr1" draw:text-style-name="P1" svg:width="198.88mm" svg:height="129.39mm" svg:x="100.19mm" svg:y="47.67mm">
            <loext:p draw:notify-on-update-of-ranges="file.A2:file.A118 file.B1:file.B1 file.B2:file.B1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5:00:02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0:07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0:1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0:16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0:19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0:2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0:29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0:33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0:36</text:p>
          </table:table-cell>
          <table:table-cell office:value-type="float" office:value="867.55" calcext:value-type="float">
            <text:p>867.55</text:p>
          </table:table-cell>
        </table:table-row>
        <table:table-row table:style-name="ro1">
          <table:table-cell office:value-type="string" calcext:value-type="string">
            <text:p>05:00:39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0:4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0:46</text:p>
          </table:table-cell>
          <table:table-cell office:value-type="float" office:value="867.55" calcext:value-type="float">
            <text:p>867.55</text:p>
          </table:table-cell>
        </table:table-row>
        <table:table-row table:style-name="ro1">
          <table:table-cell office:value-type="string" calcext:value-type="string">
            <text:p>05:00:51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0:55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0:58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1:03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1:06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1:10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1:15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1:20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1:23</text:p>
          </table:table-cell>
          <table:table-cell office:value-type="float" office:value="867.15" calcext:value-type="float">
            <text:p>867.15</text:p>
          </table:table-cell>
        </table:table-row>
        <table:table-row table:style-name="ro1">
          <table:table-cell office:value-type="string" calcext:value-type="string">
            <text:p>05:02:36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string" calcext:value-type="string">
            <text:p>05:02:40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string" calcext:value-type="string">
            <text:p>05:02:45</text:p>
          </table:table-cell>
          <table:table-cell office:value-type="float" office:value="867.5" calcext:value-type="float">
            <text:p>867.5</text:p>
          </table:table-cell>
        </table:table-row>
        <table:table-row table:style-name="ro1">
          <table:table-cell office:value-type="string" calcext:value-type="string">
            <text:p>05:03:22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3:27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3:31</text:p>
          </table:table-cell>
          <table:table-cell office:value-type="float" office:value="867.75" calcext:value-type="float">
            <text:p>867.75</text:p>
          </table:table-cell>
        </table:table-row>
        <table:table-row table:style-name="ro1">
          <table:table-cell office:value-type="string" calcext:value-type="string">
            <text:p>05:03:36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3:41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3:48</text:p>
          </table:table-cell>
          <table:table-cell office:value-type="float" office:value="867.75" calcext:value-type="float">
            <text:p>867.75</text:p>
          </table:table-cell>
        </table:table-row>
        <table:table-row table:style-name="ro1">
          <table:table-cell office:value-type="string" calcext:value-type="string">
            <text:p>05:03:52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3:55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00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05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09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13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17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4:22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4:27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31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4:36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40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4:44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4:49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4:5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4:5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5:04</text:p>
          </table:table-cell>
          <table:table-cell office:value-type="float" office:value="867.85" calcext:value-type="float">
            <text:p>867.85</text:p>
          </table:table-cell>
        </table:table-row>
        <table:table-row table:style-name="ro1">
          <table:table-cell office:value-type="string" calcext:value-type="string">
            <text:p>05:05:08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5:12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5:1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5:2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5:2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5:42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5:46</text:p>
          </table:table-cell>
          <table:table-cell office:value-type="float" office:value="867.5" calcext:value-type="float">
            <text:p>867.5</text:p>
          </table:table-cell>
        </table:table-row>
        <table:table-row table:style-name="ro1">
          <table:table-cell office:value-type="string" calcext:value-type="string">
            <text:p>05:05:49</text:p>
          </table:table-cell>
          <table:table-cell office:value-type="float" office:value="867.25" calcext:value-type="float">
            <text:p>867.25</text:p>
          </table:table-cell>
        </table:table-row>
        <table:table-row table:style-name="ro1">
          <table:table-cell office:value-type="string" calcext:value-type="string">
            <text:p>05:05:54</text:p>
          </table:table-cell>
          <table:table-cell office:value-type="float" office:value="867.55" calcext:value-type="float">
            <text:p>867.55</text:p>
          </table:table-cell>
        </table:table-row>
        <table:table-row table:style-name="ro1">
          <table:table-cell office:value-type="string" calcext:value-type="string">
            <text:p>05:05:59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string" calcext:value-type="string">
            <text:p>05:06:04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string" calcext:value-type="string">
            <text:p>05:06:08</text:p>
          </table:table-cell>
          <table:table-cell office:value-type="float" office:value="867.3" calcext:value-type="float">
            <text:p>867.3</text:p>
          </table:table-cell>
        </table:table-row>
        <table:table-row table:style-name="ro1">
          <table:table-cell office:value-type="string" calcext:value-type="string">
            <text:p>05:06:13</text:p>
          </table:table-cell>
          <table:table-cell office:value-type="float" office:value="867.3" calcext:value-type="float">
            <text:p>867.3</text:p>
          </table:table-cell>
        </table:table-row>
        <table:table-row table:style-name="ro1">
          <table:table-cell office:value-type="string" calcext:value-type="string">
            <text:p>05:06:18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6:23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6:28</text:p>
          </table:table-cell>
          <table:table-cell office:value-type="float" office:value="867.5" calcext:value-type="float">
            <text:p>867.5</text:p>
          </table:table-cell>
        </table:table-row>
        <table:table-row table:style-name="ro1">
          <table:table-cell office:value-type="string" calcext:value-type="string">
            <text:p>05:06:33</text:p>
          </table:table-cell>
          <table:table-cell office:value-type="float" office:value="867.65" calcext:value-type="float">
            <text:p>867.65</text:p>
          </table:table-cell>
        </table:table-row>
        <table:table-row table:style-name="ro1">
          <table:table-cell office:value-type="string" calcext:value-type="string">
            <text:p>05:06:38</text:p>
          </table:table-cell>
          <table:table-cell office:value-type="float" office:value="867.5" calcext:value-type="float">
            <text:p>867.5</text:p>
          </table:table-cell>
        </table:table-row>
        <table:table-row table:style-name="ro1">
          <table:table-cell office:value-type="string" calcext:value-type="string">
            <text:p>05:06:42</text:p>
          </table:table-cell>
          <table:table-cell office:value-type="float" office:value="867.3" calcext:value-type="float">
            <text:p>867.3</text:p>
          </table:table-cell>
        </table:table-row>
        <table:table-row table:style-name="ro1">
          <table:table-cell office:value-type="string" calcext:value-type="string">
            <text:p>05:06:46</text:p>
          </table:table-cell>
          <table:table-cell office:value-type="float" office:value="867.3" calcext:value-type="float">
            <text:p>867.3</text:p>
          </table:table-cell>
        </table:table-row>
        <table:table-row table:style-name="ro1">
          <table:table-cell office:value-type="string" calcext:value-type="string">
            <text:p>05:06:4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6:5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7:0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7:0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7:08</text:p>
          </table:table-cell>
          <table:table-cell office:value-type="float" office:value="867.95" calcext:value-type="float">
            <text:p>867.95</text:p>
          </table:table-cell>
        </table:table-row>
        <table:table-row table:style-name="ro1">
          <table:table-cell office:value-type="string" calcext:value-type="string">
            <text:p>05:07:1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7:16</text:p>
          </table:table-cell>
          <table:table-cell office:value-type="float" office:value="867.75" calcext:value-type="float">
            <text:p>867.75</text:p>
          </table:table-cell>
        </table:table-row>
        <table:table-row table:style-name="ro1">
          <table:table-cell office:value-type="string" calcext:value-type="string">
            <text:p>05:07:21</text:p>
          </table:table-cell>
          <table:table-cell office:value-type="float" office:value="867.75" calcext:value-type="float">
            <text:p>867.75</text:p>
          </table:table-cell>
        </table:table-row>
        <table:table-row table:style-name="ro1">
          <table:table-cell office:value-type="string" calcext:value-type="string">
            <text:p>05:07:25</text:p>
          </table:table-cell>
          <table:table-cell office:value-type="float" office:value="867.85" calcext:value-type="float">
            <text:p>867.85</text:p>
          </table:table-cell>
        </table:table-row>
        <table:table-row table:style-name="ro1">
          <table:table-cell office:value-type="string" calcext:value-type="string">
            <text:p>05:07:30</text:p>
          </table:table-cell>
          <table:table-cell office:value-type="float" office:value="867.85" calcext:value-type="float">
            <text:p>867.85</text:p>
          </table:table-cell>
        </table:table-row>
        <table:table-row table:style-name="ro1">
          <table:table-cell office:value-type="string" calcext:value-type="string">
            <text:p>05:07:35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string" calcext:value-type="string">
            <text:p>05:07:40</text:p>
          </table:table-cell>
          <table:table-cell office:value-type="float" office:value="867.5" calcext:value-type="float">
            <text:p>867.5</text:p>
          </table:table-cell>
        </table:table-row>
        <table:table-row table:style-name="ro1">
          <table:table-cell office:value-type="string" calcext:value-type="string">
            <text:p>05:07:45</text:p>
          </table:table-cell>
          <table:table-cell office:value-type="float" office:value="867.85" calcext:value-type="float">
            <text:p>867.85</text:p>
          </table:table-cell>
        </table:table-row>
        <table:table-row table:style-name="ro1">
          <table:table-cell office:value-type="string" calcext:value-type="string">
            <text:p>05:07:51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7:54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7:59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string" calcext:value-type="string">
            <text:p>05:08:03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string" calcext:value-type="string">
            <text:p>05:08:10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8:15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8:18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string" calcext:value-type="string">
            <text:p>05:08:24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string" calcext:value-type="string">
            <text:p>05:08:3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:08:35</text:p>
          </table:table-cell>
          <table:table-cell office:value-type="float" office:value="867.7" calcext:value-type="float">
            <text:p>867.7</text:p>
          </table:table-cell>
        </table:table-row>
        <table:table-row table:style-name="ro1">
          <table:table-cell office:value-type="string" calcext:value-type="string">
            <text:p>05:08:39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8:43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string" calcext:value-type="string">
            <text:p>05:08:47</text:p>
          </table:table-cell>
          <table:table-cell office:value-type="float" office:value="868.1" calcext:value-type="float">
            <text:p>868.1</text:p>
          </table:table-cell>
        </table:table-row>
        <table:table-row table:style-name="ro1">
          <table:table-cell office:value-type="string" calcext:value-type="string">
            <text:p>05:08:52</text:p>
          </table:table-cell>
          <table:table-cell office:value-type="float" office:value="868.1" calcext:value-type="float">
            <text:p>868.1</text:p>
          </table:table-cell>
        </table:table-row>
        <table:table-row table:style-name="ro1">
          <table:table-cell office:value-type="string" calcext:value-type="string">
            <text:p>05:08:56</text:p>
          </table:table-cell>
          <table:table-cell office:value-type="float" office:value="868.1" calcext:value-type="float">
            <text:p>868.1</text:p>
          </table:table-cell>
        </table:table-row>
        <table:table-row table:style-name="ro1">
          <table:table-cell office:value-type="string" calcext:value-type="string">
            <text:p>05:09:01</text:p>
          </table:table-cell>
          <table:table-cell office:value-type="float" office:value="868.1" calcext:value-type="float">
            <text:p>868.1</text:p>
          </table:table-cell>
        </table:table-row>
        <table:table-row table:style-name="ro1">
          <table:table-cell office:value-type="string" calcext:value-type="string">
            <text:p>05:09:06</text:p>
          </table:table-cell>
          <table:table-cell office:value-type="float" office:value="868.05" calcext:value-type="float">
            <text:p>868.05</text:p>
          </table:table-cell>
        </table:table-row>
        <table:table-row table:style-name="ro1">
          <table:table-cell office:value-type="string" calcext:value-type="string">
            <text:p>05:09:09</text:p>
          </table:table-cell>
          <table:table-cell office:value-type="float" office:value="868.5" calcext:value-type="float">
            <text:p>868.5</text:p>
          </table:table-cell>
        </table:table-row>
        <table:table-row table:style-name="ro1">
          <table:table-cell office:value-type="string" calcext:value-type="string">
            <text:p>05:09:14</text:p>
          </table:table-cell>
          <table:table-cell office:value-type="float" office:value="868.5" calcext:value-type="float">
            <text:p>868.5</text:p>
          </table:table-cell>
        </table:table-row>
        <table:table-row table:style-name="ro1">
          <table:table-cell office:value-type="string" calcext:value-type="string">
            <text:p>05:09:1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09:24</text:p>
          </table:table-cell>
          <table:table-cell office:value-type="float" office:value="868.5" calcext:value-type="float">
            <text:p>868.5</text:p>
          </table:table-cell>
        </table:table-row>
        <table:table-row table:style-name="ro1">
          <table:table-cell office:value-type="string" calcext:value-type="string">
            <text:p>05:09:29</text:p>
          </table:table-cell>
          <table:table-cell office:value-type="float" office:value="868.5" calcext:value-type="float">
            <text:p>868.5</text:p>
          </table:table-cell>
        </table:table-row>
        <table:table-row table:style-name="ro1">
          <table:table-cell office:value-type="string" calcext:value-type="string">
            <text:p>05:09:34</text:p>
          </table:table-cell>
          <table:table-cell office:value-type="float" office:value="869.05" calcext:value-type="float">
            <text:p>869.05</text:p>
          </table:table-cell>
        </table:table-row>
        <table:table-row table:style-name="ro1">
          <table:table-cell office:value-type="string" calcext:value-type="string">
            <text:p>05:09:38</text:p>
          </table:table-cell>
          <table:table-cell office:value-type="float" office:value="869.05" calcext:value-type="float">
            <text:p>869.05</text:p>
          </table:table-cell>
        </table:table-row>
        <table:table-row table:style-name="ro1">
          <table:table-cell office:value-type="string" calcext:value-type="string">
            <text:p>05:09:4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09:4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09:5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09:5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10:00</text:p>
          </table:table-cell>
          <table:table-cell office:value-type="float" office:value="869.05" calcext:value-type="float">
            <text:p>869.05</text:p>
          </table:table-cell>
        </table:table-row>
        <table:table-row table:style-name="ro1">
          <table:table-cell office:value-type="string" calcext:value-type="string">
            <text:p>05:10:05</text:p>
          </table:table-cell>
          <table:table-cell office:value-type="float" office:value="868.9" calcext:value-type="float">
            <text:p>868.9</text:p>
          </table:table-cell>
        </table:table-row>
        <table:table-row table:style-name="ro1">
          <table:table-cell office:value-type="string" calcext:value-type="string">
            <text:p>05:10:0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10:13</text:p>
          </table:table-cell>
          <table:table-cell office:value-type="float" office:value="869.35" calcext:value-type="float">
            <text:p>869.35</text:p>
          </table:table-cell>
        </table:table-row>
        <table:table-row table:style-name="ro1">
          <table:table-cell office:value-type="string" calcext:value-type="string">
            <text:p>05:10:1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10:23</text:p>
          </table:table-cell>
          <table:table-cell office:value-type="float" office:value="868.7" calcext:value-type="float">
            <text:p>868.7</text:p>
          </table:table-cell>
        </table:table-row>
        <table:table-row table:style-name="ro1">
          <table:table-cell office:value-type="string" calcext:value-type="string">
            <text:p>05:10:27</text:p>
          </table:table-cell>
          <table:table-cell office:value-type="float" office:value="869.1" calcext:value-type="float">
            <text:p>869.1</text:p>
          </table:table-cell>
        </table:table-row>
        <table:table-row table:style-name="ro1">
          <table:table-cell office:value-type="string" calcext:value-type="string">
            <text:p>05:10:34</text:p>
          </table:table-cell>
          <table:table-cell office:value-type="float" office:value="869.1" calcext:value-type="float">
            <text:p>869.1</text:p>
          </table:table-cell>
        </table:table-row>
        <table:table-row table:style-name="ro1">
          <table:table-cell office:value-type="string" calcext:value-type="string">
            <text:p>05:10:3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:10:43</text:p>
          </table:table-cell>
          <table:table-cell office:value-type="float" office:value="869" calcext:value-type="float">
            <text:p>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0:43:07.043047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4T10:43:20.656012867</dc:date>
    <meta:editing-duration>PT1M49S</meta:editing-duration>
    <meta:editing-cycles>2</meta:editing-cycles>
    <meta:generator>LibreOffice/5.0.4.2$Linux_X86_64 LibreOffice_project/00m0$Build-2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9cm" svg:height="12.94cm" xlink:href=".." xlink:type="simple" chart:class="chart:line" chart:style-name="ch1">
        <chart:legend chart:legend-position="end" svg:x="17.397cm" svg:y="6.143cm" style:legend-expansion="high" chart:style-name="ch2"/>
        <chart:plot-area chart:style-name="ch3" table:cell-range-address="file.A2:file.B118 file.B1:file.B1" chart:data-source-has-labels="both" svg:x="0.397cm" svg:y="0.258cm" svg:width="16.603cm" svg:height="12.424cm">
          <chartooo:coordinate-region svg:x="1.587cm" svg:y="0.258cm" svg:width="15.381cm" svg:height="10.594cm"/>
          <chart:axis chart:dimension="x" chart:name="primary-x" chart:style-name="ch4" chartooo:axis-type="auto">
            <chartooo:date-scale/>
            <chart:categories table:cell-range-address="file.A2:file.A1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le.B2:file.B118" chart:label-cell-address="file.B1:file.B1" chart:class="chart:line">
            <chart:data-point chart:repeated="1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67.95</text:p>
                <draw:g>
                  <svg:desc>file.B1:fi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:00:07</text:p>
                <draw:g>
                  <svg:desc>file.A2:file.A118</svg:desc>
                </draw:g>
              </table:table-cell>
              <table:table-cell office:value-type="float" office:value="867.7">
                <text:p>867.7</text:p>
                <draw:g>
                  <svg:desc>file.B2:file.B118</svg:desc>
                </draw:g>
              </table:table-cell>
            </table:table-row>
            <table:table-row>
              <table:table-cell office:value-type="string">
                <text:p>05:00:1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0:16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0:19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0:2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0:29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0:33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0:36</text:p>
              </table:table-cell>
              <table:table-cell office:value-type="float" office:value="867.55">
                <text:p>867.55</text:p>
              </table:table-cell>
            </table:table-row>
            <table:table-row>
              <table:table-cell office:value-type="string">
                <text:p>05:00:39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0:4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0:46</text:p>
              </table:table-cell>
              <table:table-cell office:value-type="float" office:value="867.55">
                <text:p>867.55</text:p>
              </table:table-cell>
            </table:table-row>
            <table:table-row>
              <table:table-cell office:value-type="string">
                <text:p>05:00:51</text:p>
              </table:table-cell>
              <table:table-cell office:value-type="float" office:value="867.95">
                <text:p>867.95</text:p>
              </table:table-cell>
            </table:table-row>
            <table:table-row>
              <table:table-cell office:value-type="string">
                <text:p>05:00:55</text:p>
              </table:table-cell>
              <table:table-cell office:value-type="float" office:value="867.95">
                <text:p>867.95</text:p>
              </table:table-cell>
            </table:table-row>
            <table:table-row>
              <table:table-cell office:value-type="string">
                <text:p>05:00:58</text:p>
              </table:table-cell>
              <table:table-cell office:value-type="float" office:value="867.95">
                <text:p>867.95</text:p>
              </table:table-cell>
            </table:table-row>
            <table:table-row>
              <table:table-cell office:value-type="string">
                <text:p>05:01:03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1:06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1:10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1:15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1:20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1:23</text:p>
              </table:table-cell>
              <table:table-cell office:value-type="float" office:value="867.15">
                <text:p>867.15</text:p>
              </table:table-cell>
            </table:table-row>
            <table:table-row>
              <table:table-cell office:value-type="string">
                <text:p>05:02:36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05:02:40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05:02:45</text:p>
              </table:table-cell>
              <table:table-cell office:value-type="float" office:value="867.5">
                <text:p>867.5</text:p>
              </table:table-cell>
            </table:table-row>
            <table:table-row>
              <table:table-cell office:value-type="string">
                <text:p>05:03:22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3:27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3:31</text:p>
              </table:table-cell>
              <table:table-cell office:value-type="float" office:value="867.75">
                <text:p>867.75</text:p>
              </table:table-cell>
            </table:table-row>
            <table:table-row>
              <table:table-cell office:value-type="string">
                <text:p>05:03:36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3:41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3:48</text:p>
              </table:table-cell>
              <table:table-cell office:value-type="float" office:value="867.75">
                <text:p>867.75</text:p>
              </table:table-cell>
            </table:table-row>
            <table:table-row>
              <table:table-cell office:value-type="string">
                <text:p>05:03:52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3:55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00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05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09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13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17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4:22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4:27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31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4:36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40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4:44</text:p>
              </table:table-cell>
              <table:table-cell office:value-type="float" office:value="867.95">
                <text:p>867.95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867.95">
                <text:p>867.95</text:p>
              </table:table-cell>
            </table:table-row>
            <table:table-row>
              <table:table-cell office:value-type="string">
                <text:p>05:04:5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4:5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5:04</text:p>
              </table:table-cell>
              <table:table-cell office:value-type="float" office:value="867.85">
                <text:p>867.85</text:p>
              </table:table-cell>
            </table:table-row>
            <table:table-row>
              <table:table-cell office:value-type="string">
                <text:p>05:05:08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5:12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5:1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5:2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5:2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5:42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5:46</text:p>
              </table:table-cell>
              <table:table-cell office:value-type="float" office:value="867.5">
                <text:p>867.5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867.25">
                <text:p>867.25</text:p>
              </table:table-cell>
            </table:table-row>
            <table:table-row>
              <table:table-cell office:value-type="string">
                <text:p>05:05:54</text:p>
              </table:table-cell>
              <table:table-cell office:value-type="float" office:value="867.55">
                <text:p>867.55</text:p>
              </table:table-cell>
            </table:table-row>
            <table:table-row>
              <table:table-cell office:value-type="string">
                <text:p>05:05:59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05:06:04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05:06:08</text:p>
              </table:table-cell>
              <table:table-cell office:value-type="float" office:value="867.3">
                <text:p>867.3</text:p>
              </table:table-cell>
            </table:table-row>
            <table:table-row>
              <table:table-cell office:value-type="string">
                <text:p>05:06:13</text:p>
              </table:table-cell>
              <table:table-cell office:value-type="float" office:value="867.3">
                <text:p>867.3</text:p>
              </table:table-cell>
            </table:table-row>
            <table:table-row>
              <table:table-cell office:value-type="string">
                <text:p>05:06:18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6:23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6:28</text:p>
              </table:table-cell>
              <table:table-cell office:value-type="float" office:value="867.5">
                <text:p>867.5</text:p>
              </table:table-cell>
            </table:table-row>
            <table:table-row>
              <table:table-cell office:value-type="string">
                <text:p>05:06:33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05:06:38</text:p>
              </table:table-cell>
              <table:table-cell office:value-type="float" office:value="867.5">
                <text:p>867.5</text:p>
              </table:table-cell>
            </table:table-row>
            <table:table-row>
              <table:table-cell office:value-type="string">
                <text:p>05:06:42</text:p>
              </table:table-cell>
              <table:table-cell office:value-type="float" office:value="867.3">
                <text:p>867.3</text:p>
              </table:table-cell>
            </table:table-row>
            <table:table-row>
              <table:table-cell office:value-type="string">
                <text:p>05:06:46</text:p>
              </table:table-cell>
              <table:table-cell office:value-type="float" office:value="867.3">
                <text:p>867.3</text:p>
              </table:table-cell>
            </table:table-row>
            <table:table-row>
              <table:table-cell office:value-type="string">
                <text:p>05:06:4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6:5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7:0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7:0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7:08</text:p>
              </table:table-cell>
              <table:table-cell office:value-type="float" office:value="867.95">
                <text:p>867.95</text:p>
              </table:table-cell>
            </table:table-row>
            <table:table-row>
              <table:table-cell office:value-type="string">
                <text:p>05:07:1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7:16</text:p>
              </table:table-cell>
              <table:table-cell office:value-type="float" office:value="867.75">
                <text:p>867.75</text:p>
              </table:table-cell>
            </table:table-row>
            <table:table-row>
              <table:table-cell office:value-type="string">
                <text:p>05:07:21</text:p>
              </table:table-cell>
              <table:table-cell office:value-type="float" office:value="867.75">
                <text:p>867.75</text:p>
              </table:table-cell>
            </table:table-row>
            <table:table-row>
              <table:table-cell office:value-type="string">
                <text:p>05:07:25</text:p>
              </table:table-cell>
              <table:table-cell office:value-type="float" office:value="867.85">
                <text:p>867.85</text:p>
              </table:table-cell>
            </table:table-row>
            <table:table-row>
              <table:table-cell office:value-type="string">
                <text:p>05:07:30</text:p>
              </table:table-cell>
              <table:table-cell office:value-type="float" office:value="867.85">
                <text:p>867.85</text:p>
              </table:table-cell>
            </table:table-row>
            <table:table-row>
              <table:table-cell office:value-type="string">
                <text:p>05:07:35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05:07:40</text:p>
              </table:table-cell>
              <table:table-cell office:value-type="float" office:value="867.5">
                <text:p>867.5</text:p>
              </table:table-cell>
            </table:table-row>
            <table:table-row>
              <table:table-cell office:value-type="string">
                <text:p>05:07:45</text:p>
              </table:table-cell>
              <table:table-cell office:value-type="float" office:value="867.85">
                <text:p>867.85</text:p>
              </table:table-cell>
            </table:table-row>
            <table:table-row>
              <table:table-cell office:value-type="string">
                <text:p>05:07:51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7:54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7:59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05:08:03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05:08:10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8:15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8:18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05:08:24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05:08:3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05:08:35</text:p>
              </table:table-cell>
              <table:table-cell office:value-type="float" office:value="867.7">
                <text:p>867.7</text:p>
              </table:table-cell>
            </table:table-row>
            <table:table-row>
              <table:table-cell office:value-type="string">
                <text:p>05:08:39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8:43</text:p>
              </table:table-cell>
              <table:table-cell office:value-type="float" office:value="867.9">
                <text:p>867.9</text:p>
              </table:table-cell>
            </table:table-row>
            <table:table-row>
              <table:table-cell office:value-type="string">
                <text:p>05:08:47</text:p>
              </table:table-cell>
              <table:table-cell office:value-type="float" office:value="868.1">
                <text:p>868.1</text:p>
              </table:table-cell>
            </table:table-row>
            <table:table-row>
              <table:table-cell office:value-type="string">
                <text:p>05:08:52</text:p>
              </table:table-cell>
              <table:table-cell office:value-type="float" office:value="868.1">
                <text:p>868.1</text:p>
              </table:table-cell>
            </table:table-row>
            <table:table-row>
              <table:table-cell office:value-type="string">
                <text:p>05:08:56</text:p>
              </table:table-cell>
              <table:table-cell office:value-type="float" office:value="868.1">
                <text:p>868.1</text:p>
              </table:table-cell>
            </table:table-row>
            <table:table-row>
              <table:table-cell office:value-type="string">
                <text:p>05:09:01</text:p>
              </table:table-cell>
              <table:table-cell office:value-type="float" office:value="868.1">
                <text:p>868.1</text:p>
              </table:table-cell>
            </table:table-row>
            <table:table-row>
              <table:table-cell office:value-type="string">
                <text:p>05:09:06</text:p>
              </table:table-cell>
              <table:table-cell office:value-type="float" office:value="868.05">
                <text:p>868.05</text:p>
              </table:table-cell>
            </table:table-row>
            <table:table-row>
              <table:table-cell office:value-type="string">
                <text:p>05:09:09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string">
                <text:p>05:09:14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string">
                <text:p>05:09:19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09:24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string">
                <text:p>05:09:29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string">
                <text:p>05:09:34</text:p>
              </table:table-cell>
              <table:table-cell office:value-type="float" office:value="869.05">
                <text:p>869.05</text:p>
              </table:table-cell>
            </table:table-row>
            <table:table-row>
              <table:table-cell office:value-type="string">
                <text:p>05:09:38</text:p>
              </table:table-cell>
              <table:table-cell office:value-type="float" office:value="869.05">
                <text:p>869.05</text:p>
              </table:table-cell>
            </table:table-row>
            <table:table-row>
              <table:table-cell office:value-type="string">
                <text:p>05:09:4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09: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09:5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09:5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10:00</text:p>
              </table:table-cell>
              <table:table-cell office:value-type="float" office:value="869.05">
                <text:p>869.05</text:p>
              </table:table-cell>
            </table:table-row>
            <table:table-row>
              <table:table-cell office:value-type="string">
                <text:p>05:10:05</text:p>
              </table:table-cell>
              <table:table-cell office:value-type="float" office:value="868.9">
                <text:p>868.9</text:p>
              </table:table-cell>
            </table:table-row>
            <table:table-row>
              <table:table-cell office:value-type="string">
                <text:p>05:10:0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10:13</text:p>
              </table:table-cell>
              <table:table-cell office:value-type="float" office:value="869.35">
                <text:p>869.35</text:p>
              </table:table-cell>
            </table:table-row>
            <table:table-row>
              <table:table-cell office:value-type="string">
                <text:p>05:10:1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10:23</text:p>
              </table:table-cell>
              <table:table-cell office:value-type="float" office:value="868.7">
                <text:p>868.7</text:p>
              </table:table-cell>
            </table:table-row>
            <table:table-row>
              <table:table-cell office:value-type="string">
                <text:p>05:10:27</text:p>
              </table:table-cell>
              <table:table-cell office:value-type="float" office:value="869.1">
                <text:p>869.1</text:p>
              </table:table-cell>
            </table:table-row>
            <table:table-row>
              <table:table-cell office:value-type="string">
                <text:p>05:10:34</text:p>
              </table:table-cell>
              <table:table-cell office:value-type="float" office:value="869.1">
                <text:p>869.1</text:p>
              </table:table-cell>
            </table:table-row>
            <table:table-row>
              <table:table-cell office:value-type="string">
                <text:p>05:10:3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05:10:43</text:p>
              </table:table-cell>
              <table:table-cell office:value-type="float" office:value="869">
                <text:p>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